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ompleteKeyException.getMi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pleteKeyException.IncompleteKeyException( Collection &lt; String &gt; miss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